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family="'Liberation Mono'" style:font-family-generic="modern" style:font-pitch="fixed" fo:font-size="22pt" style:font-size-asian="22pt" style:font-size-complex="22pt"/>
    </style:style>
    <style:style style:name="T5" style:family="text">
      <style:text-properties fo:font-family="'Liberation Mono'" style:font-family-generic="modern" style:font-pitch="fixed"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family="'Liberation Mono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Realtime Tuning<text:line-break/>101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Tuning Applications on</text:p>
            <text:p>Red Hat MRG Realtime</text:p>
            <text:p><text:span text:style-name="T1">Clark Willia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ay One</text:p>
                <text:list>
                  <text:list-item>
                    <text:p>Terminology and Concepts</text:p>
                  </text:list-item>
                  <text:list-item>
                    <text:p>Realtime Linux differences from stock Linux</text:p>
                  </text:list-item>
                  <text:list-item>
                    <text:p>Tuning</text:p>
                  </text:list-item>
                  <text:list-item>
                    <text:p>Tools for Tuning</text:p>
                  </text:list-item>
                  <text:list-item>
                    <text:p>Tuning Tools La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genda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ay Two</text:p>
                <text:list>
                  <text:list-item>
                    <text:p>Measuring Realtime Performance</text:p>
                  </text:list-item>
                  <text:list-item>
                    <text:p>Causes of Excessive Latency</text:p>
                  </text:list-item>
                  <text:list-item>
                    <text:p>Locating Latency 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is <text:span text:style-name="T2">Real Time</text:span><text:span text:style-name="T3">?</text:span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eal Time doesn't mean <text:span text:style-name="T2">Real Fast</text:span></text:p>
              </text:list-item>
              <text:list-item>
                <text:p><text:span text:style-name="T3">Real Time implies:</text:span></text:p>
                <text:list>
                  <text:list-item>
                    <text:p>Meeting Deadlines</text:p>
                  </text:list-item>
                  <text:list-item>
                    <text:p>Consistency<text:tab/></text:p>
                  </text:list-item>
                  <text:list-item>
                    <text:p>Low Lat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adlin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efined by application problem domain</text:p>
              </text:list-item>
              <text:list-item>
                <text:p>Usually two components to a deadline:</text:p>
                <text:list>
                  <text:list-item>
                    <text:p>Period (may be random)</text:p>
                  </text:list-item>
                  <text:list-item>
                    <text:p>Maximum Latency</text:p>
                  </text:list-item>
                </text:list>
              </text:list-item>
              <text:list-item>
                <text:p>The <text:span text:style-name="T2">period</text:span><text:span text:style-name="T3"> is the interval at which events occur</text:span></text:p>
              </text:list-item>
              <text:list-item>
                <text:p><text:span text:style-name="T3">The </text:span><text:span text:style-name="T2">maximum latency</text:span><text:span text:style-name="T3"> is the largest time delay acceptable in servicing the event before causing a </text:span><text:span text:style-name="T2">failu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nsistency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tandard Deviation is the measurement used here</text:p>
              </text:list-item>
              <text:list-item>
                <text:p>Being early sometimes as bad as being late</text:p>
                <text:list>
                  <text:list-item>
                    <text:p>Think of a fuel injection system</text:p>
                  </text:list-item>
                </text:list>
              </text:list-item>
              <text:list-item>
                <text:p>The goal is to be On Time</text:p>
              </text:list-item>
              <text:list-item>
                <text:p>Many people say <text:span text:style-name="T2">deterministic</text:span> when what they really mean is <text:span text:style-name="T2">consist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ow-Latency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atency is the time from the <text:span text:style-name="T2">occurrence</text:span> of an event to the time the event is <text:span text:style-name="T2">serviced</text:span></text:p>
              </text:list-item>
              <text:list-item>
                <text:p><text:span text:style-name="T3">For example:</text:span></text:p>
                <text:list>
                  <text:list-item>
                    <text:p><text:span text:style-name="T3">Event occurrence – timer interrupt</text:span></text:p>
                  </text:list-item>
                  <text:list-item>
                    <text:p><text:span text:style-name="T3">Service – user thread waiting for timer is scheduled and runs</text:span></text:p>
                  </text:list-item>
                </text:list>
              </text:list-item>
              <text:list-item>
                <text:p><text:span text:style-name="T3">Latency must be small enough that it doesn't interfere with the </text:span><text:span text:style-name="T2">next</text:span><text:span text:style-name="T3"> periodic ev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How is Realtime Behavior Achieved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One way: Write everything yourself</text:p>
                <text:list>
                  <text:list-item>
                    <text:p><text:span text:style-name="T2">Supervisory Loop</text:span><text:span text:style-name="T3"> programs</text:span></text:p>
                  </text:list-item>
                  <text:list-item>
                    <text:p><text:span text:style-name="T3">Written directly </text:span><text:span text:style-name="T2">on-the-metal</text:span></text:p>
                  </text:list-item>
                </text:list>
              </text:list-item>
              <text:list-item>
                <text:p>Our way: Use an OS with realtime features</text:p>
                <text:list>
                  <text:list-item>
                    <text:p>At a minium:</text:p>
                    <text:list>
                      <text:list-item>
                        <text:p>Priority Hierarchy</text:p>
                      </text:list-item>
                      <text:list-item>
                        <text:p>Task Preem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iority Hierarchy</text:p>
          </draw:text-box>
        </draw:frame>
        <draw:frame presentation:style-name="pr5" draw:layer="layout" svg:width="25.199cm" svg:height="14.836cm" svg:x="1.4cm" svg:y="4.914cm" presentation:class="outline" presentation:user-transformed="true">
          <draw:text-box>
            <text:list text:style-name="L2">
              <text:list-item>
                <text:p>Fixed priorities which tell the OS scheduler the relative importance of scheduled entities</text:p>
                <text:list>
                  <text:list-item>
                    <text:p>Scheduling decision is “pick the highest priority”</text:p>
                  </text:list-item>
                </text:list>
              </text:list-item>
              <text:list-item>
                <text:p>In Linux, there are multiple scheduling <text:span text:style-name="T2">policies</text:span></text:p>
                <text:list>
                  <text:list-item>
                    <text:p><text:span text:style-name="T3">SCHED_OTHER (also called SCHED_NORMAL)</text:span></text:p>
                  </text:list-item>
                  <text:list-item>
                    <text:p><text:span text:style-name="T3">SCHED_FIFO</text:span></text:p>
                  </text:list-item>
                  <text:list-item>
                    <text:p><text:span text:style-name="T3">SCHED_RR</text:span></text:p>
                  </text:list-item>
                  <text:list-item>
                    <text:p><text:span text:style-name="T3">SCHED_BATCH</text:span></text:p>
                  </text:list-item>
                </text:list>
              </text:list-item>
              <text:list-item>
                <text:p><text:span text:style-name="T3">SCHED_FIFO and SCHED_RR are </text:span><text:span text:style-name="T2">realtime</text:span><text:span text:style-name="T3"> polici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inux Realtime Priorities</text:p>
          </draw:text-box>
        </draw:frame>
        <draw:frame presentation:style-name="pr5" draw:layer="layout" svg:width="25.199cm" svg:height="14.679cm" svg:x="1.4cm" svg:y="4.914cm" presentation:class="outline" presentation:user-transformed="true">
          <draw:text-box>
            <text:list text:style-name="L2">
              <text:list-item>
                <text:p><text:span text:style-name="T3">SCHED_FIFO is basic realtime policy</text:span></text:p>
                <text:list>
                  <text:list-item>
                    <text:p><text:span text:style-name="T3">SCHED_FIFO threads run until they block or exit </text:span></text:p>
                    <text:list>
                      <text:list-item>
                        <text:p><text:span text:style-name="T3">Realtime threads have no </text:span><text:span text:style-name="T2">quantum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CHED_RR is modified SCHED_FIFO</text:span></text:p>
                <text:list>
                  <text:list-item>
                    <text:p><text:span text:style-name="T3">Equal priority threads are round-robin scheduled using OS defined quantum</text:span></text:p>
                  </text:list-item>
                </text:list>
              </text:list-item>
              <text:list-item>
                <text:p><text:span text:style-name="T3">Both share priority range of 1-99</text:span></text:p>
                <text:list>
                  <text:list-item>
                    <text:p><text:span text:style-name="T3">SCHED_FIFO:1 is same priority as SCHED_RR:1</text:span></text:p>
                  </text:list-item>
                </text:list>
              </text:list-item>
              <text:list-item>
                <text:p><text:span text:style-name="T3">Both realtime policies are scheduled before others on Linu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eemption</text:p>
          </draw:text-box>
        </draw:frame>
        <draw:frame presentation:style-name="pr5" draw:layer="layout" svg:width="25.199cm" svg:height="14.066cm" svg:x="1.4cm" svg:y="4.914cm" presentation:class="outline" presentation:user-transformed="true">
          <draw:text-box>
            <text:list text:style-name="L2">
              <text:list-item>
                <text:p>Preemption is a mechanism where a thread's execution is stopped at an arbitrary point <text:span text:style-name="T3">and another thread is scheduled to run in its place</text:span></text:p>
              </text:list-item>
              <text:list-item>
                <text:p><text:span text:style-name="T3">On most OS's, hardware interrupts are the main points where preemption can occur</text:span></text:p>
              </text:list-item>
              <text:list-item>
                <text:p><text:span text:style-name="T3">Up until recently, the Linux kernel was only partially preemptable</text:span></text:p>
                <text:list>
                  <text:list-item>
                    <text:p><text:span text:style-name="T3">Kernel threads were not preemptable if holding a lock</text:span></text:p>
                  </text:list-item>
                  <text:list-item>
                    <text:p><text:span text:style-name="T3">The -rt patchset changes th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inux Realtime Timelin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2000 – 2005 – 2.4 kernel</text:p>
                <text:list>
                  <text:list-item>
                    <text:p>CONFIG_PREEMPT</text:p>
                  </text:list-item>
                  <text:list-item>
                    <text:p>Low-latency patch</text:p>
                  </text:list-item>
                </text:list>
              </text:list-item>
              <text:list-item>
                <text:p>2005 – present – 2.6 kernel</text:p>
                <text:list>
                  <text:list-item>
                    <text:p>CONFIG_PREEMPT_RT patch set</text:p>
                  </text:list-item>
                  <text:list-item>
                    <text:p>rt_mutex_t replaces most locks in kernel</text:p>
                    <text:list>
                      <text:list-item>
                        <text:p>Preemptable</text:p>
                      </text:list-item>
                      <text:list-item>
                        <text:p>Sleepable</text:p>
                      </text:list-item>
                    </text:list>
                  </text:list-item>
                  <text:list-item>
                    <text:p>Threaded interrupt handl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altime Tuning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Equal parts engineering and art</text:p>
                <text:list>
                  <text:list-item>
                    <text:p>Requires knowledge of the deployment platform</text:p>
                  </text:list-item>
                  <text:list-item>
                    <text:p>Requires knowledge of the application architecture</text:p>
                  </text:list-item>
                  <text:list-item>
                    <text:p>Tries to adjust application behavior to take advantage of the platform</text:p>
                  </text:list-item>
                </text:list>
              </text:list-item>
              <text:list-item>
                <text:p>Server tuning not always useful for RT applications</text:p>
                <text:list>
                  <text:list-item>
                    <text:p>Things that help server throughput may actually hurt event response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oo Many Overloaded Terms!</text:p>
          </draw:text-box>
        </draw:frame>
        <draw:frame presentation:style-name="pr5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Core</text:p>
                <text:list>
                  <text:list-item>
                    <text:p>Processor</text:p>
                  </text:list-item>
                  <text:list-item>
                    <text:p>Snapshot of process memory after failure</text:p>
                  </text:list-item>
                </text:list>
              </text:list-item>
              <text:list-item>
                <text:p>Socket</text:p>
                <text:list>
                  <text:list-item>
                    <text:p>Network communications abstraction</text:p>
                  </text:list-item>
                  <text:list-item>
                    <text:p>Physical connection for processor package</text:p>
                  </text:list-item>
                </text:list>
              </text:list-item>
              <text:list-item>
                <text:p>Thread</text:p>
                <text:list>
                  <text:list-item>
                    <text:p>Schedulable entity in Linux kernel</text:p>
                  </text:list-item>
                  <text:list-item>
                    <text:p>Partial processor in Intel c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T Term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ore – a processor</text:p>
                <text:list>
                  <text:list-item>
                    <text:p>May be multiple cores in a physical package</text:p>
                  </text:list-item>
                </text:list>
              </text:list-item>
              <text:list-item>
                <text:p>Thread – the schedulable entity on Linux</text:p>
                <text:list>
                  <text:list-item>
                    <text:p>If I need to talk about multiple cpu threads on an Intel Xeon, I'll be explicit about it</text:p>
                  </text:list-item>
                </text:list>
              </text:list-item>
              <text:list-item>
                <text:p>Socket</text:p>
                <text:list>
                  <text:list-item>
                    <text:p>Mostly talking about physical processor socket</text:p>
                  </text:list-item>
                  <text:list-item>
                    <text:p>Will try to be explicit because we may talk networking sock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Realtime Applications:<text:line-break/> Basic Building Block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IOS options</text:p>
              </text:list-item>
              <text:list-item>
                <text:p>System Services</text:p>
              </text:list-item>
              <text:list-item>
                <text:p>Cores/Sockets</text:p>
              </text:list-item>
              <text:list-item>
                <text:p>Threads</text:p>
              </text:list-item>
              <text:list-item>
                <text:p>Interrupts</text:p>
              </text:list-item>
              <text:list-item>
                <text:p>NUMA memory nodes</text:p>
              </text:list-item>
              <text:list-item>
                <text:p>Timers</text:p>
                <text:list>
                  <text:list-item>
                    <text:p>High Resolution Timers (hrtim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BIOS Options</text:p>
          </draw:text-box>
        </draw:frame>
        <draw:frame presentation:style-name="pr5" draw:layer="layout" svg:width="25.199cm" svg:height="14.735cm" svg:x="1.4cm" svg:y="4.914cm" presentation:class="outline" presentation:user-transformed="true">
          <draw:text-box>
            <text:list text:style-name="L2">
              <text:list-item>
                <text:p>Turn 'em off!</text:p>
              </text:list-item>
              <text:list-item>
                <text:p>Power Management</text:p>
                <text:list>
                  <text:list-item>
                    <text:p>Intel SpeedStep</text:p>
                  </text:list-item>
                  <text:list-item>
                    <text:p>AMD PowerNow</text:p>
                  </text:list-item>
                </text:list>
              </text:list-item>
              <text:list-item>
                <text:p>System Management Interrupts (SMI)</text:p>
                <text:list>
                  <text:list-item>
                    <text:p>Not handled by OS, handled by BIOS code</text:p>
                  </text:list-item>
                  <text:list-item>
                    <text:p>Used by many system services</text:p>
                    <text:list>
                      <text:list-item>
                        <text:p>Thermal management</text:p>
                      </text:list-item>
                      <text:list-item>
                        <text:p>Error Detection and Correction</text:p>
                      </text:list-item>
                      <text:list-item>
                        <text:p>IPM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ystem Servic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puspeed – controls power management features</text:p>
              </text:list-item>
              <text:list-item>
                <text:p>Irqbalance – distributes IRQs among available cores based on load</text:p>
              </text:list-item>
              <text:list-item>
                <text:p>Usually best to turn both off and manually assign IRQs to cores</text:p>
                <text:list>
                  <text:list-header>
                    <text:p><text:span text:style-name="T4"># /sbin/chkconfig cpuspeed off</text:span></text:p>
                    <text:p><text:span text:style-name="T4"># /sbin/chkconfig irqbalance off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res and Socket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<text:span text:style-name="T2">core</text:span> executes machine instructions</text:p>
              </text:list-item>
              <text:list-item>
                <text:p>There may be multiple cores in a single physical <text:span text:style-name="T2">package</text:span><text:span text:style-name="T3"> which is attached to a </text:span><text:span text:style-name="T2">socket</text:span></text:p>
              </text:list-item>
              <text:list-item>
                <text:p><text:span text:style-name="T3">Cores have their own first level cache and share other levels of cache with other cores in a socket</text:span></text:p>
              </text:list-item>
              <text:list-item>
                <text:p><text:span text:style-name="T2">Topology</text:span><text:span text:style-name="T3"> is the description of how cores and sockets connected to memory and each other</text:span></text:p>
                <text:list>
                  <text:list-item>
                    <text:p><text:span text:style-name="T3">/proc/cpuinfo contains topology 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res and Sockets (cont.)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core may be <text:span text:style-name="T2">isolated</text:span></text:p>
                <text:list>
                  <text:list-item>
                    <text:p><text:span text:style-name="T3">This means all non-critical threads are barred from executing on the core</text:span></text:p>
                  </text:list-item>
                  <text:list-item>
                    <text:p><text:span text:style-name="T3">Done currently using </text:span><text:span text:style-name="T2">thread affinity</text:span></text:p>
                  </text:list-item>
                  <text:list-item>
                    <text:p><text:span text:style-name="T3">May be done later using </text:span><text:span text:style-name="T2">cpusets</text:span></text:p>
                  </text:list-item>
                </text:list>
              </text:list-item>
              <text:list-item>
                <text:p><text:span text:style-name="T3">On NUMA systems, cores are associated with a local memory node</text:span></text:p>
                <text:list>
                  <text:list-item>
                    <text:p><text:span text:style-name="T3">For best realtime performance, try to avoid </text:span><text:span text:style-name="T2">cross-node</text:span><text:span text:style-name="T3"> memory references (use libnuma call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reads</text:p>
          </draw:text-box>
        </draw:frame>
        <draw:frame presentation:style-name="pr5" draw:layer="layout" svg:width="25.199cm" svg:height="14.396cm" svg:x="1.4cm" svg:y="4.914cm" presentation:class="outline" presentation:user-transformed="true">
          <draw:text-box>
            <text:list text:style-name="L2">
              <text:list-item>
                <text:p><text:span text:style-name="T2">Threads</text:span> are what the Linux scheduler manipulates</text:p>
                <text:list>
                  <text:list-item>
                    <text:p>Mostly just a stack and a register context</text:p>
                  </text:list-item>
                </text:list>
              </text:list-item>
              <text:list-item>
                <text:p><text:span text:style-name="T3">A </text:span><text:span text:style-name="T2">kernel thread</text:span><text:span text:style-name="T3"> is a thread that runs in supervisor mode</text:span></text:p>
              </text:list-item>
              <text:list-item>
                <text:p><text:span text:style-name="T3">A </text:span><text:span text:style-name="T2">user thread</text:span><text:span text:style-name="T3"> is a thread operating inside a user-mode virtual address space</text:span></text:p>
              </text:list-item>
              <text:list-item>
                <text:p><text:span text:style-name="T3">A </text:span><text:span text:style-name="T2">process</text:span><text:span text:style-name="T3"> is the combination of address space, <text:s/>file descriptors, capabilities and one or more user thread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reads (cont.)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hreads have an <text:span text:style-name="T2">affinity</text:span><text:span text:style-name="T3"> property which specifies the cores on which they can run</text:span></text:p>
              </text:list-item>
              <text:list-item>
                <text:p><text:span text:style-name="T3">sched_setaffinity(2) system call is the base mechanism for setting affinity</text:span></text:p>
                <text:list>
                  <text:list-item>
                    <text:p><text:span text:style-name="T3">Both taskset(1) and tuna(8) use this internally</text:span></text:p>
                  </text:list-item>
                </text:list>
              </text:list-item>
              <text:list-item>
                <text:p><text:span text:style-name="T3">You can use tuna to both isolate cores and set thread affinities:</text:span></text:p>
                <text:list>
                  <text:list-header>
                    <text:p><text:span text:style-name="T5"># tuna –cpus=1 –isolate –threads='myapp*' –mov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terrupts</text:p>
          </draw:text-box>
        </draw:frame>
        <draw:frame presentation:style-name="pr5" draw:layer="layout" svg:width="25.199cm" svg:height="16.397cm" svg:x="1.4cm" svg:y="4.914cm" presentation:class="outline" presentation:user-transformed="true">
          <draw:text-box>
            <text:list text:style-name="L2">
              <text:list-item>
                <text:p>Traditional interrupt handlers run in <text:span text:style-name="T2">interrupt context</text:span></text:p>
              </text:list-item>
              <text:list-item>
                <text:p><text:span text:style-name="T3">MRG Realtime handlers run in a dedicated thread</text:span></text:p>
                <text:list>
                  <text:list-item>
                    <text:p><text:span text:style-name="T3">This allows prioritization of interrupt handling</text:span></text:p>
                  </text:list-item>
                </text:list>
              </text:list-item>
              <text:list-item>
                <text:p><text:span text:style-name="T3">Interrupts on Linux also have an </text:span><text:span text:style-name="T2">affinity </text:span><text:span text:style-name="T3">property to bind to a set of cores</text:span></text:p>
                <text:list>
                  <text:list-item>
                    <text:p><text:span text:style-name="T3">/proc/irq/&lt;n&gt;/smp_affinity</text:span></text:p>
                  </text:list-item>
                </text:list>
              </text:list-item>
              <text:list-item>
                <text:p><text:span text:style-name="T3">Setting interrupt smp_affinity also sets the RT IRQ thread affinity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imer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riginal timer mechanism on Linux was jiffies based</text:p>
                <text:list>
                  <text:list-item>
                    <text:p>Periodic timer interrupt at 100 or 1000 Hz</text:p>
                  </text:list-item>
                  <text:list-item>
                    <text:p>Best resolution was 10ms or 1ms</text:p>
                  </text:list-item>
                </text:list>
              </text:list-item>
              <text:list-item>
                <text:p>High Resolution timers (hrtimers) added ability to have timer resolution to best that hardware can provide</text:p>
                <text:list>
                  <text:list-item>
                    <text:p>LAPIC has 10ns resolution</text:p>
                  </text:list-item>
                  <text:list-item>
                    <text:p>HPET has 100ns re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locksourc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rtimers added clocksource abstraction</text:p>
              </text:list-item>
              <text:list-item>
                <text:p>A clocksource is something that provides read access to a monotonically increasing time value</text:p>
                <text:list>
                  <text:list-item>
                    <text:p>Timestamp Counter Register (TSC)</text:p>
                  </text:list-item>
                  <text:list-item>
                    <text:p>High Performance Event Timer (HPET)</text:p>
                  </text:list-item>
                  <text:list-item>
                    <text:p>ACPI Power Management Timer (acpi_pm)</text:p>
                  </text:list-item>
                </text:list>
              </text:list-item>
              <text:list-item>
                <text:p>Available clocksources found in the /sys filesystem under /sys/devices/system at:</text:p>
                <text:p><text:span text:style-name="T6">clocksource/clocksource0/available_clocksources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leeping</text:p>
          </draw:text-box>
        </draw:frame>
        <draw:frame presentation:style-name="pr5" draw:layer="layout" svg:width="25.199cm" svg:height="14.631cm" svg:x="1.4cm" svg:y="4.914cm" presentation:class="outline" presentation:user-transformed="true">
          <draw:text-box>
            <text:list text:style-name="L2">
              <text:list-item>
                <text:p>Sleep and wakeup in defined increments</text:p>
                <text:list>
                  <text:list-item>
                    <text:p>Nanosleep, usleep, clock_nanosleep</text:p>
                  </text:list-item>
                </text:list>
              </text:list-item>
              <text:list-item>
                <text:p>Linux kernel internals use sched_timespec as which has seconds and nanoseconds fields.</text:p>
              </text:list-item>
              <text:list-item>
                <text:p>clock_nanosleep is the preferred timer mechanism</text:p>
                <text:list>
                  <text:list-item>
                    <text:p>Uses struct timespec same as kernel</text:p>
                  </text:list-item>
                </text:list>
              </text:list-item>
              <text:list-item>
                <text:p>Interval timers are traditional UNIX mechanism but signal handling code path is to complex to be completely determinist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imestamps</text:p>
          </draw:text-box>
        </draw:frame>
        <draw:frame presentation:style-name="pr5" draw:layer="layout" svg:width="25.199cm" svg:height="13.7cm" svg:x="1.4cm" svg:y="4.914cm" presentation:class="outline" presentation:user-transformed="true">
          <draw:text-box>
            <text:list text:style-name="L2">
              <text:list-item>
                <text:p>What time is it right now?</text:p>
              </text:list-item>
              <text:list-item>
                <text:p>Two main calls</text:p>
                <text:list>
                  <text:list-item>
                    <text:p>gettimeofday(2) – returns struct timeval</text:p>
                  </text:list-item>
                  <text:list-item>
                    <text:p>clock_gettime(2) – returns struct timespec</text:p>
                  </text:list-item>
                </text:list>
              </text:list-item>
              <text:list-item>
                <text:p>clock_gettime marginally better since it uses struct timespec (so no conversion from internal Linux time)</text:p>
              </text:list-item>
              <text:list-item>
                <text:p>Both have VDSO entrypoints on 64-bit kernels</text:p>
                <text:list>
                  <text:list-item>
                    <text:p>/proc/sys/kernel/vsyscall64=1 (default on r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asic Tuning Goals</text:p>
          </draw:text-box>
        </draw:frame>
        <draw:frame presentation:style-name="pr5" draw:layer="layout" svg:width="25.199cm" svg:height="14.414cm" svg:x="1.4cm" svg:y="4.914cm" presentation:class="outline" presentation:user-transformed="true">
          <draw:text-box>
            <text:list text:style-name="L2">
              <text:list-item>
                <text:p>Get the OS out of the applications way</text:p>
                <text:list>
                  <text:list-item>
                    <text:p>Isolate cpu cores for application use</text:p>
                  </text:list-item>
                  <text:list-item>
                    <text:p>Set thread and IRQ affinity to isolated cores</text:p>
                  </text:list-item>
                  <text:list-item>
                    <text:p>Leave at least one core for general OS use</text:p>
                    <text:list>
                      <text:list-item>
                        <text:p>Safest to leave core0 for OS use</text:p>
                      </text:list-item>
                    </text:list>
                  </text:list-item>
                </text:list>
              </text:list-item>
              <text:list-item>
                <text:p>Elevate the priority of important things</text:p>
                <text:list>
                  <text:list-item>
                    <text:p>Make sure high priority threads block so that low priority threads can run</text:p>
                  </text:list-item>
                </text:list>
              </text:list-item>
              <text:list-item>
                <text:p>Put related threads on same core/socket to maximize cache sha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uning Tool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tctl – service that sets thread priorities</text:p>
                <text:list>
                  <text:list-item>
                    <text:p>Original use was to set IRQ thread priorities</text:p>
                  </text:list-item>
                </text:list>
              </text:list-item>
              <text:list-item>
                <text:p>Tuna – set interrupt and thread affinities and priorities</text:p>
                <text:list>
                  <text:list-item>
                    <text:p>GUI mode for exploration and tuning experiments</text:p>
                  </text:list-item>
                  <text:list-item>
                    <text:p>Command line mode for production</text:p>
                  </text:list-item>
                </text:list>
              </text:list-item>
              <text:list-item>
                <text:p>Numactl – start applications with explicit NUMA policy ru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Kernel Boot Options<text:tab/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idle=&lt;type&gt; - select idle loop behavior</text:p>
                <text:list>
                  <text:list-item>
                    <text:p>mwait (default)</text:p>
                  </text:list-item>
                  <text:list-item>
                    <text:p>poll (best latency, highest power consumption</text:p>
                  </text:list-item>
                  <text:list-item>
                    <text:p>halt (deprecated in favor of mwait)</text:p>
                  </text:list-item>
                </text:list>
              </text:list-item>
              <text:list-item>
                <text:p>nohz=on – turn on tickless behavior</text:p>
                <text:list>
                  <text:list-item>
                    <text:p>Gets rid of periodic timer interrup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tctl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un at startup to set thread policy and priority</text:p>
              </text:list-item>
              <text:list-item>
                <text:p>Uses regular expressions defined in /etc/rtgroups</text:p>
                <text:list>
                  <text:list-item>
                    <text:p>Format: &lt;groupname&gt;:&lt;sched&gt;:&lt;prio&gt;:affinity:&lt;regex&gt;</text:p>
                  </text:list-item>
                </text:list>
              </text:list-item>
              <text:list-item>
                <text:p>&lt;regex&gt; field is used to match output of 'ps'</text:p>
              </text:list-item>
              <text:list-item>
                <text:p>Easily modified to set not just kthreads but application threads as we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una</text:p>
          </draw:text-box>
        </draw:frame>
        <draw:frame presentation:style-name="pr5" draw:layer="layout" svg:width="25.199cm" svg:height="13.935cm" svg:x="1.4cm" svg:y="4.914cm" presentation:class="outline" presentation:user-transformed="true">
          <draw:text-box>
            <text:list text:style-name="L2">
              <text:list-item>
                <text:p>Split into gui and command line components</text:p>
              </text:list-item>
              <text:list-item>
                <text:p>Gui shows:</text:p>
                <text:list>
                  <text:list-item>
                    <text:p>sockets/cores</text:p>
                  </text:list-item>
                  <text:list-item>
                    <text:p>interrupts</text:p>
                  </text:list-item>
                  <text:list-item>
                    <text:p>Threads</text:p>
                  </text:list-item>
                </text:list>
              </text:list-item>
              <text:list-item>
                <text:p>GUI allows interactive tuning</text:p>
              </text:list-item>
              <text:list-item>
                <text:p>Command line used to isolate cpus and move threads/interrupts on demand</text:p>
                <text:list>
                  <text:list-item>
                    <text:p>Typically used in startup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umactl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ntrol NUMA memory allocation policy when launching an application</text:p>
              </text:list-item>
              <text:list-item>
                <text:p>Allows you to bind an application to a group of cores or to a group of memory nodes</text:p>
                <text:list>
                  <text:list-item>
                    <text:p>numactl –cpunodebind=0-4 – myapp --a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uning Steps</text:p>
          </draw:text-box>
        </draw:frame>
        <draw:frame presentation:style-name="pr5" draw:layer="layout" svg:width="25.199cm" svg:height="15.344cm" svg:x="1.4cm" svg:y="4.914cm" presentation:class="outline" presentation:user-transformed="true">
          <draw:text-box>
            <text:list text:style-name="L2">
              <text:list-item>
                <text:p>Turn off problematic BIOS options</text:p>
                <text:list>
                  <text:list-item>
                    <text:p>Power management</text:p>
                  </text:list-item>
                  <text:list-item>
                    <text:p>SMI generators</text:p>
                    <text:list>
                      <text:list-item>
                        <text:p>Probably need to talk to the system vendor about these</text:p>
                      </text:list-item>
                    </text:list>
                  </text:list-item>
                </text:list>
              </text:list-item>
              <text:list-item>
                <text:p>Turn off unneeded system services</text:p>
              </text:list-item>
              <text:list-item>
                <text:p>Launch the application and measure the performance</text:p>
                <text:list>
                  <text:list-item>
                    <text:p>Baseline measurement with no tuning</text:p>
                  </text:list-item>
                </text:list>
              </text:list-item>
              <text:list-item>
                <text:p>Now start tweak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weaking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Figure out how to partition the application to use available cores and memory nodes</text:p>
              </text:list-item>
              <text:list-item>
                <text:p>Figure out priority hierarchy based on relative importance of application threads/processes</text:p>
              </text:list-item>
              <text:list-item>
                <text:p>Figure out what interrupts are important</text:p>
                <text:list>
                  <text:list-item>
                    <text:p>To what cores should IRQs be bound?</text:p>
                  </text:list-item>
                  <text:list-item>
                    <text:p>What priority should the IRQ thread b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Partitioning Strategy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ow many application processes/threads?</text:p>
              </text:list-item>
              <text:list-item>
                <text:p>How many available cores on system?</text:p>
              </text:list-item>
              <text:list-item>
                <text:p>What interrupts are important?</text:p>
              </text:list-item>
              <text:list-item>
                <text:p>Multiple NUMA nodes available?</text:p>
              </text:list-item>
              <text:list-item>
                <text:p>How much application memory needed?</text:p>
              </text:list-item>
              <text:list-item>
                <text:p>Threads/processes interacting?</text:p>
                <text:list>
                  <text:list-item>
                    <text:list>
                      <text:list-item>
                        <text:p>Sharing buffers?</text:p>
                      </text:list-item>
                      <text:list-item>
                        <text:p>Communicating via pipes thread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artitioning Strategy (cont.)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lways leave at least one core for the OS</text:p>
                <text:list>
                  <text:list-item>
                    <text:p>Core zero is usually best</text:p>
                  </text:list-item>
                </text:list>
              </text:list-item>
              <text:list-item>
                <text:p>Use tuna to determine topology, so you can group cores by socket</text:p>
              </text:list-item>
              <text:list-item>
                <text:p>Put threads that share data on same core or at least on same socket to maximize cache line sharing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iority Hierarchy</text:p>
          </draw:text-box>
        </draw:frame>
        <draw:frame presentation:style-name="pr5" draw:layer="layout" svg:width="25.199cm" svg:height="14.471cm" svg:x="1.4cm" svg:y="4.914cm" presentation:class="outline" presentation:user-transformed="true">
          <draw:text-box>
            <text:list text:style-name="L2">
              <text:list-item>
                <text:p>Important tasks should have higher priority</text:p>
                <text:list>
                  <text:list-item>
                    <text:p>Make sure your definition of <text:span text:style-name="T2">important</text:span><text:span text:style-name="T3"> matches the OS definition of important :)</text:span></text:p>
                  </text:list-item>
                </text:list>
              </text:list-item>
              <text:list-item>
                <text:p>Insure that RT tasks don't hog the cpu</text:p>
              </text:list-item>
              <text:list-item>
                <text:p>Don't use priority 99!</text:p>
                <text:list>
                  <text:list-item>
                    <text:p>Being one higher than another thread is as good as being 98 higher</text:p>
                  </text:list-item>
                </text:list>
              </text:list-item>
              <text:list-item>
                <text:p>In general use the lowest priority possible</text:p>
                <text:list>
                  <text:list-item>
                    <text:p>Try and stay below 50 to stay out of the way of the OS interrupts, softirq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RQ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Boost important IRQ threads</text:p>
                <text:list>
                  <text:list-item>
                    <text:p>Usually NIC interrupts more important than USB mouse interrupts</text:p>
                  </text:list-item>
                </text:list>
              </text:list-item>
              <text:list-item>
                <text:p>Bind IRQs to the same core as application threads that consume data from the interrupt</text:p>
                <text:list>
                  <text:list-item>
                    <text:p>Put threads receiving network data on the same core as NIC IRQ to get cache sharing benef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uning Lab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pply tweaks to running cyclictest and watch performance change</text:p>
              </text:list-item>
              <text:list-item>
                <text:p>Setup AMQP latencytest between two systems and tune it (depending on available test system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Day Two<text:line-break/>Advanced Tuning Roundtabl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10G Ethernet</text:p>
              </text:list-item>
              <text:list-item>
                <text:p>RDMA</text:p>
              </text:list-item>
              <text:list-item>
                <text:p>NUMA</text:p>
              </text:list-item>
              <text:list-item>
                <text:p>SM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5-13T12:51:44</meta:creation-date>
    <dc:date>2010-06-03T14:39:26</dc:date>
    <meta:editing-duration>PT168H55M58S</meta:editing-duration>
    <meta:editing-cycles>61</meta:editing-cycles>
    <meta:generator>LibreOffice/3.3$Linux LibreOffice_project/330m19$Build-202</meta:generator>
    <dc:creator>Clark Williams</dc:creator>
    <meta:document-statistic meta:object-count="185"/>
  </office:meta>
</office:document-meta>
</file>